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cc967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weight="normal" officeooo:paragraph-rsid="0146264e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normal" officeooo:paragraph-rsid="0149c5a8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14771f5"/>
    </style:style>
    <style:style style:name="P9" style:family="paragraph" style:parent-style-name="Text_20_body">
      <style:paragraph-properties fo:margin-top="0cm" fo:margin-bottom="0cm" loext:contextual-spacing="false"/>
      <style:text-properties fo:font-weight="normal" officeooo:paragraph-rsid="014771f5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officeooo:rsid="0149c5a8" officeooo:paragraph-rsid="014771f5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fo:font-weight="normal" officeooo:rsid="0149c5a8" officeooo:paragraph-rsid="0149c5a8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2pt" fo:font-weight="bold" officeooo:rsid="01780743" officeooo:paragraph-rsid="01780743" style:font-size-asian="10.5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cm" loext:contextual-spacing="false" fo:line-height="100%"/>
    </style:style>
    <style:style style:name="P14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15f3b16" officeooo:paragraph-rsid="015f3b16" style:font-size-asian="10.5pt" style:font-weight-asian="bold" style:font-size-complex="12pt" style:font-weight-complex="bold"/>
    </style:style>
    <style:style style:name="P16" style:family="paragraph" style:parent-style-name="Text_20_body" style:list-style-name="L1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 style:list-style-name="L6"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 style:list-style-name="L5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9" style:family="paragraph" style:parent-style-name="Text_20_body" style:list-style-name="L6"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 style:parent-style-name="Text_20_body" style:list-style-name="L6">
      <style:text-properties fo:font-size="18pt" fo:font-weight="normal" officeooo:rsid="016ed0dd" officeooo:paragraph-rsid="016ed0dd" style:font-size-asian="18pt" style:font-weight-asian="normal" style:font-size-complex="18pt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font-weight="normal" officeooo:paragraph-rsid="003a1ad6" style:font-weight-asian="normal" style:font-weight-complex="normal"/>
    </style:style>
    <style:style style:name="P22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a88bb" officeooo:paragraph-rsid="003a1ad6" style:font-size-asian="10.5pt" style:font-weight-asian="normal" style:font-size-complex="12pt" style:font-weight-complex="normal"/>
    </style:style>
    <style:style style:name="P23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d8b64" officeooo:paragraph-rsid="003a1ad6" style:font-size-asian="10.5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f3b16" officeooo:paragraph-rsid="003a1ad6" style:font-size-asian="10.5pt" style:font-weight-asian="normal" style:font-size-complex="12pt" style:font-weight-complex="normal"/>
    </style:style>
    <style:style style:name="P25" style:family="paragraph" style:parent-style-name="Text_20_body" style:list-style-name="L4">
      <style:paragraph-properties fo:text-align="start" style:justify-single-word="false"/>
      <style:text-properties fo:font-size="12pt" style:text-underline-style="none" fo:font-weight="normal" officeooo:rsid="015f3b16" officeooo:paragraph-rsid="015f3b16" style:font-size-asian="10.5pt" style:font-weight-asian="normal" style:font-size-complex="12pt" style:font-weight-complex="normal"/>
    </style:style>
    <style:style style:name="P26" style:family="paragraph" style:parent-style-name="Text_20_body" style:list-style-name="L5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Text_20_body" style:list-style-name="L5">
      <style:text-properties fo:font-size="12pt" style:text-underline-style="none" fo:font-weight="normal" officeooo:rsid="0166d94c" style:font-size-asian="10.5pt" style:font-weight-asian="normal" style:font-size-complex="12pt" style:font-weight-complex="normal"/>
    </style:style>
    <style:style style:name="P28" style:family="paragraph" style:parent-style-name="Text_20_body" style:list-style-name="L5">
      <style:text-properties fo:font-size="12pt" style:text-underline-style="none" fo:font-weight="normal" officeooo:rsid="016a6b9e" officeooo:paragraph-rsid="016a6b9e" style:font-size-asian="10.5pt" style:font-weight-asian="normal" style:font-size-complex="12pt" style:font-weight-complex="normal"/>
    </style:style>
    <style:style style:name="P29" style:family="paragraph" style:parent-style-name="Text_20_body" style:list-style-name="L5">
      <style:text-properties fo:font-size="12pt" style:text-underline-style="none" fo:font-weight="bold" officeooo:rsid="016a6b9e" officeooo:paragraph-rsid="016a6b9e" style:font-size-asian="10.5pt" style:font-weight-asian="bold" style:font-size-complex="12pt" style:font-weight-complex="bold"/>
    </style:style>
    <style:style style:name="P30" style:family="paragraph" style:parent-style-name="Text_20_body" style:list-style-name="L4">
      <style:paragraph-properties fo:text-align="start" style:justify-single-word="false"/>
      <style:text-properties fo:font-weight="bold" officeooo:rsid="015f3b16" officeooo:paragraph-rsid="015f3b16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font-size="18pt" fo:font-weight="bold" officeooo:paragraph-rsid="014dcb8e" style:font-size-asian="18pt" style:font-weight-asian="bold" style:font-size-complex="18pt" style:font-weight-complex="bold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166a09" officeooo:paragraph-rsid="0118f8f6" style:font-size-asian="18pt" style:font-weight-asian="bold" style:font-size-complex="18pt" style:font-weight-complex="bold"/>
    </style:style>
    <style:style style:name="P35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03a1ad6" style:font-size-asian="18pt" style:font-weight-asian="bold" style:font-size-complex="18pt" style:font-weight-complex="bold"/>
    </style:style>
    <style:style style:name="P36" style:family="paragraph" style:parent-style-name="Text_20_body" style:list-style-name="L5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14771f5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paragraph-rsid="014dcb8e" style:font-size-asian="10.5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rsid="01780743" officeooo:paragraph-rsid="014dcb8e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paragraph-rsid="014dcb8e" style:font-size-asian="10.5pt" style:font-weight-asian="bold" style:font-size-complex="12pt" style:font-weight-complex="bold"/>
    </style:style>
    <style:style style:name="P41" style:family="paragraph" style:parent-style-name="Text_20_body" style:list-style-name="L5">
      <style:paragraph-properties fo:margin-top="0cm" fo:margin-bottom="0cm" loext:contextual-spacing="false"/>
      <style:text-properties fo:font-size="12pt" style:text-underline-style="none" fo:font-weight="normal" officeooo:rsid="0160faf5" officeooo:paragraph-rsid="0160faf5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6d94c" style:font-weight-asian="bold" style:font-weight-complex="bold"/>
    </style:style>
    <style:style style:name="T3" style:family="text">
      <style:text-properties fo:font-weight="bold" officeooo:rsid="016a6b9e" style:font-weight-asian="bold" style:font-weight-complex="bold"/>
    </style:style>
    <style:style style:name="T4" style:family="text">
      <style:text-properties fo:font-size="18pt" fo:font-weight="normal" officeooo:rsid="014771f5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14771f5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officeooo:rsid="003a1ad6" style:font-size-asian="18pt" style:font-size-complex="18pt"/>
    </style:style>
    <style:style style:name="T7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1449564" style:font-weight-asian="normal" style:font-weight-complex="normal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dcb8e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4f2b11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bold" officeooo:rsid="014f2b11" style:font-size-asian="12pt" style:font-weight-asian="bold" style:font-size-complex="12pt" style:font-weight-complex="bold"/>
    </style:style>
    <style:style style:name="T14" style:family="text">
      <style:text-properties officeooo:rsid="0128e299"/>
    </style:style>
    <style:style style:name="T15" style:family="text">
      <style:text-properties officeooo:rsid="012b2eb5"/>
    </style:style>
    <style:style style:name="T16" style:family="text">
      <style:text-properties officeooo:rsid="01440ee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4771f5" style:font-weight-asian="normal" style:font-weight-complex="normal"/>
    </style:style>
    <style:style style:name="T19" style:family="text">
      <style:text-properties fo:font-weight="normal" officeooo:rsid="0149c5a8" style:font-weight-asian="normal" style:font-weight-complex="normal"/>
    </style:style>
    <style:style style:name="T20" style:family="text">
      <style:text-properties fo:font-weight="normal" officeooo:rsid="014dcb8e" style:font-weight-asian="normal" style:font-weight-complex="normal"/>
    </style:style>
    <style:style style:name="T21" style:family="text">
      <style:text-properties fo:font-weight="normal" officeooo:rsid="01780743" style:font-weight-asian="normal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149c5a8" style:font-size-asian="10.5pt" style:font-size-complex="12pt"/>
    </style:style>
    <style:style style:name="T24" style:family="text">
      <style:text-properties fo:font-size="12pt" officeooo:rsid="016ed0dd" style:font-size-asian="10.5pt" style:font-size-complex="12pt"/>
    </style:style>
    <style:style style:name="T25" style:family="text">
      <style:text-properties fo:font-size="12pt" officeooo:rsid="01727220" style:font-size-asian="10.5pt" style:font-size-complex="12pt"/>
    </style:style>
    <style:style style:name="T26" style:family="text">
      <style:text-properties fo:font-size="12pt" fo:font-weight="bold" officeooo:rsid="0149c5a8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16ed0dd" style:font-size-asian="10.5pt" style:font-weight-asian="bold" style:font-size-complex="12pt" style:font-weight-complex="bold"/>
    </style:style>
    <style:style style:name="T28" style:family="text">
      <style:text-properties fo:font-size="12pt" style:text-underline-style="none" style:font-size-asian="10.5pt" style:font-size-complex="12pt"/>
    </style:style>
    <style:style style:name="T29" style:family="text">
      <style:text-properties fo:font-size="12pt" style:text-underline-style="none" officeooo:rsid="015a88bb" style:font-size-asian="10.5pt" style:font-size-complex="12pt"/>
    </style:style>
    <style:style style:name="T30" style:family="text">
      <style:text-properties fo:font-size="12pt" style:text-underline-style="none" officeooo:rsid="015d8b64" style:font-size-asian="10.5pt" style:font-size-complex="12pt"/>
    </style:style>
    <style:style style:name="T31" style:family="text">
      <style:text-properties fo:font-size="12pt" style:text-underline-style="none" officeooo:rsid="015f3b16" style:font-size-asian="10.5pt" style:font-size-complex="12pt"/>
    </style:style>
    <style:style style:name="T32" style:family="text">
      <style:text-properties fo:font-size="12pt" style:text-underline-style="none" fo:font-weight="bold" officeooo:rsid="015a88bb" style:font-size-asian="10.5pt" style:font-weight-asian="bold" style:font-size-complex="12pt" style:font-weight-complex="bold"/>
    </style:style>
    <style:style style:name="T3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officeooo:rsid="0162ade2"/>
    </style:style>
    <style:style style:name="T35" style:family="text">
      <style:text-properties officeooo:rsid="0166d94c"/>
    </style:style>
    <style:style style:name="T36" style:family="text">
      <style:text-properties officeooo:rsid="0169a332"/>
    </style:style>
    <style:style style:name="T37" style:family="text">
      <style:text-properties officeooo:rsid="016a6b9e"/>
    </style:style>
    <style:style style:name="T38" style:family="text">
      <style:text-properties officeooo:rsid="0175ea89"/>
    </style:style>
    <style:style style:name="T39" style:family="text">
      <style:text-properties officeooo:rsid="01780743"/>
    </style:style>
    <style:style style:name="T40" style:family="text">
      <style:text-properties officeooo:rsid="017b8ba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0">2</text:span> <text:span text:style-name="T14">JENKINS</text:span></text:p>
      <text:p text:style-name="P2"/>
      <text:p text:style-name="P3">Assignment 1</text:p>
      <text:p text:style-name="P5"><text:span text:style-name="Source_20_Text"><text:span text:style-name="T7"/></text:span></text:p>
      <text:list xml:id="list1614636028890184626" text:style-name="L1">
        <text:list-item>
          <text:p text:style-name="P31">Setup unix based authentication. </text:p>
          <text:p text:style-name="P42">Delegates the authentication to the underlying Unix operating system user database. With this setting, users will be logged into Jenkins by entering their Unix username and password. </text:p>
        </text:list-item>
      </text:list>
      <text:p text:style-name="P6">This mode will also allow you to use Unix groups for authorization. For example, you can say "everyone in the 'developers' group will have the administrator access". </text:p>
      <text:p text:style-name="P6">Unix allows an user and a group to have the same name. If you need to disambiguate, you can use the '@' prefix to force the name to be interpreted as a group. For example, '@dev' would mean the 'dev' group and not the 'dev' user, while 'dev' would be interpreted as an user if you indeed have the user of that name. </text:p>
      <text:p text:style-name="Text_20_body"><text:span text:style-name="T8">This is done through a library called </text:span><text:span text:style-name="T9">PAM</text:span><text:span text:style-name="T8">, which defines its own configuration mechanism. It also works correctly with user database extensions like </text:span><text:span text:style-name="T9">NIS</text:span><text:span text:style-name="T8">. </text:span></text:p>
      <text:list xml:id="list123821614185044" text:continue-numbering="true" text:style-name="L1">
        <text:list-header>
          <text:p text:style-name="P37"><text:span text:style-name="T4">PAM - </text:span><text:span text:style-name="T17">A pluggable authentication module (PAM) is a mechanism to integrate multiple low-level </text:span><text:span text:style-name="T18">authentication</text:span><text:span text:style-name="T17"> schemes into a high-level </text:span><text:span text:style-name="T18">application programming interface</text:span><text:span text:style-name="T17"> (API).</text:span></text:p>
          <text:p text:style-name="P37"><text:span text:style-name="T5">NIS - </text:span><text:span text:style-name="T17">The Network Information Service, or NIS, is a </text:span><text:span text:style-name="T18">client-server</text:span><text:span text:style-name="T17"> </text:span><text:span text:style-name="T18">directory service protocol</text:span><text:span text:style-name="T17"> for distributing system configuration data such as user and </text:span><text:span text:style-name="T18">host names</text:span><text:span text:style-name="T17"> between </text:span><text:span text:style-name="T18">computers</text:span><text:span text:style-name="T17"> on a </text:span><text:span text:style-name="T18">computer network</text:span><text:span text:style-name="T17">. </text:span><text:span text:style-name="T18">Sun Microsystems</text:span><text:span text:style-name="T17"> developed the NIS; the technology is licensed to virtually all other </text:span><text:span text:style-name="T18">Unix</text:span><text:span text:style-name="T17"> vendors.</text:span></text:p>
        </text:list-header>
      </text:list>
      <text:p text:style-name="P8"><text:span text:style-name="T17">- </text:span><text:span text:style-name="T19">Go to localhost:8080</text:span></text:p>
      <text:p text:style-name="P10">- Click the Manage Jenkins</text:p>
      <text:p text:style-name="P10">- Click configure global security</text:p>
      <text:p text:style-name="P10">- Click Unix user/group database in Security Realm section.</text:p>
      <text:p text:style-name="P10">- Keep this is min<text:span text:style-name="T38">d that you jenkins user could read /etc/shadow</text:span></text:p>
      <text:p text:style-name="P10">- <text:span text:style-name="T38">Put the user jenkins in shadow group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123821121371618" text:continue-numbering="true" text:style-name="L1">
        <text:list-item>
          <text:p text:style-name="P31">Configure Matrix based authorization. </text:p>
        </text:list-item>
      </text:list>
      <text:p text:style-name="P7"><text:span text:style-name="T22">- </text:span><text:span text:style-name="T23">Go to localhost:8080</text:span></text:p>
      <text:p text:style-name="P11">- Click the Manage Jenkins</text:p>
      <text:p text:style-name="P11">- Click configure global security</text:p>
      <text:p text:style-name="P11">- Click Matrix-Based security in the authorization section</text:p>
      <text:p text:style-name="P7"><text:span text:style-name="T23">- If you want to add any users then add them using </text:span><text:span text:style-name="T26">“User/group add” </text:span><text:span text:style-name="T23"><text:s/>block.</text:span></text:p>
      <text:p text:style-name="P7"><text:span text:style-name="T23">- Click on the various checkboxes through which you want tp provide permissions to various users i.e. in the section of O</text:span><text:span text:style-name="T26">verall, Credentials, Agent, Job, Run, View, SCM.</text:span></text:p>
      <text:p text:style-name="P7"><text:span text:style-name="T23">- I created 2 users i.e. </text:span><text:span text:style-name="T26">anshulsh</text:span><text:span text:style-name="T23"> and </text:span><text:span text:style-name="T26">ravish</text:span><text:span text:style-name="T23"> by clicking </text:span><text:span text:style-name="T26">Manage User </text:span><text:span text:style-name="T23"><text:s/>in </text:span><text:span text:style-name="T26">Manage Jenkins </text:span><text:span text:style-name="T23">and then </text:span><text:span text:style-name="T26">Create User </text:span><text:span text:style-name="T23"><text:s/>option.</text:span></text:p>
      <text:p text:style-name="P7"><text:span text:style-name="T26"><text:s/></text:span><text:s/></text:p>
      <text:list xml:id="list123822391764822" text:continue-numbering="true" text:style-name="L1">
        <text:list-item>
          <text:p text:style-name="P32">Implement project based matrix based authorization.</text:p>
          <text:p text:style-name="P38">- <text:span text:style-name="T39">Create a project and divide the jobs as the role given i.e. developer, production etc on Jenkins</text:span></text:p>
          <text:p text:style-name="P38">- <text:span text:style-name="T39">Assign the roles to the various users</text:span></text:p>
          <text:p text:style-name="P40"><text:span text:style-name="T20">- </text:span><text:span text:style-name="T21">Click on Manage Jenkins</text:span></text:p>
          <text:p text:style-name="P39">- Click on Configure Global Security</text:p>
          <text:p text:style-name="P39">- Click on Matrix-based Security</text:p>
          <text:p text:style-name="P39">- Add user and provide them permisions according to the project.</text:p>
        </text:list-item>
      </text:list>
      <text:p text:style-name="P12"/>
      <text:p text:style-name="P12"/>
      <text:list xml:id="list123822106637495" text:continue-numbering="true" text:style-name="L1">
        <text:list-item>
          <text:p text:style-name="P31">Configure SSO using gmail based login. </text:p>
          <text:p text:style-name="P31"/>
        </text:list-item>
        <text:list-item>
          <text:p text:style-name="P16">Setup a role based user authentication and autharization. </text:p>
        </text:list-item>
      </text:list>
      <text:p text:style-name="P13"><text:span text:style-name="Source_20_Text"><text:span text:style-name="T10">- </text:span></text:span><text:span text:style-name="Source_20_Text"><text:span text:style-name="T11">Go to Manage Jenkins</text:span></text:span></text:p>
      <text:p text:style-name="P13"><text:span text:style-name="Source_20_Text"><text:span text:style-name="T11">- Click Manage Plug-ins</text:span></text:span></text:p>
      <text:p text:style-name="P13"><text:span text:style-name="Source_20_Text"><text:span text:style-name="T11">- Click on Available</text:span></text:span></text:p>
      <text:p text:style-name="P13"><text:span text:style-name="Source_20_Text"><text:span text:style-name="T11">- Download Role-based Strategy Plugin</text:span></text:span></text:p>
      <text:p text:style-name="P13"><text:span text:style-name="Source_20_Text"><text:span text:style-name="T11">- </text:span></text:span><text:span text:style-name="Source_20_Text"><text:span text:style-name="T12">Now Go to configure Global Security</text:span></text:span></text:p>
      <text:p text:style-name="P13"><text:span text:style-name="Source_20_Text"><text:span text:style-name="T12">- Click on Role based Strategy in Authorization Section and click save</text:span></text:span></text:p>
      <text:p text:style-name="P13"><text:span text:style-name="Source_20_Text"><text:span text:style-name="T12">- Now you will see a </text:span></text:span><text:span text:style-name="Source_20_Text"><text:span text:style-name="T13">Manage and assign roles</text:span></text:span><text:span text:style-name="Source_20_Text"><text:span text:style-name="T12"> section.</text:span></text:span></text:p>
      <text:p text:style-name="P13"><text:span text:style-name="Source_20_Text"><text:span text:style-name="T12">- Go inside that and click Manage roles</text:span></text:span></text:p>
      <text:p text:style-name="P13"><text:span text:style-name="Source_20_Text"><text:span text:style-name="T12">- Define and Add the roles here.</text:span></text:span></text:p>
      <text:p text:style-name="P13"><text:span text:style-name="Source_20_Text"><text:span text:style-name="T12">- Go back and click Assign roles and assign the roles to the users.</text:span></text:span></text:p>
      <text:list xml:id="list1349975139018687586" text:style-name="L2">
        <text:list-header>
          <text:p text:style-name="P33"/>
          <text:p text:style-name="P34"/>
        </text:list-header>
      </text:list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Assignment <text:span text:style-name="T15">2</text:span></text:p>
      <text:list xml:id="list614467572934207084" text:style-name="L3">
        <text:list-item>
          <text:p text:style-name="P35">Setup email notification for each job failure only. </text:p>
          <text:p text:style-name="P21"><text:span text:style-name="T6">- </text:span><text:span text:style-name="T29">Click on Manage Jenkins.</text:span></text:p>
          <text:p text:style-name="P22">- Click on Configur System.</text:p>
          <text:p text:style-name="P22">- Go to the last section.</text:p>
          <text:p text:style-name="P21"><text:span text:style-name="T29">- Set </text:span><text:span text:style-name="T32">SMTP </text:span><text:span text:style-name="T29">in the email-notification section.</text:span></text:p>
          <text:p text:style-name="P21"><text:span text:style-name="T29">- set SMTP server as </text:span><text:span text:style-name="T32">“smtp.gmail.com”</text:span></text:p>
          <text:p text:style-name="P21"><text:span text:style-name="T32">- </text:span><text:span text:style-name="T30">Click on Advance</text:span></text:p>
          <text:p text:style-name="P23">- Click on use SMTP authentication checkbox</text:p>
          <text:p text:style-name="P21"><text:span text:style-name="T30">- </text:span><text:span text:style-name="T31">Provide user name as your email ID and also provide password.</text:span></text:p>
          <text:p text:style-name="P24">- click use ssl checkbox</text:p>
          <text:p text:style-name="P24">- Give SMTP port as 465</text:p>
        </text:list-item>
      </text:list>
      <text:p text:style-name="P15">NOW,</text:p>
      <text:list xml:id="list8090803335897977181" text:style-name="L4">
        <text:list-header>
          <text:p text:style-name="P30"><text:span text:style-name="T28">- </text:span><text:span text:style-name="T33">Create a new project.</text:span></text:p>
          <text:p text:style-name="P25">- Click on configuration.</text:p>
          <text:p text:style-name="P25">- At the end, Click on Post Build Option adn select E-mail notification</text:p>
          <text:p text:style-name="P25">- Give the recipients ID</text:p>
          <text:p text:style-name="P25">- Click the checkbox for Send e-mail for every unstable build</text:p>
          <text:p text:style-name="P25">- You can also test it by sending a test email.</text:p>
          <text:p text:style-name="P25">- Check you maild ID.</text:p>
        </text:list-header>
      </text:list>
      <text:list xml:id="list123820501574737" text:continue-list="list614467572934207084" text:style-name="L3">
        <text:list-header>
          <text:p text:style-name="P24"/>
        </text:list-header>
      </text:list>
      <text:list xml:id="list2134924952010292601" text:style-name="L5">
        <text:list-item>
          <text:p text:style-name="P36"><text:soft-page-break/>Send jenkins console logs in mail not as attachement but as plain text. </text:p>
          <text:p text:style-name="P41">- Create a new project</text:p>
          <text:p text:style-name="P41">- Click on configuration</text:p>
          <text:p text:style-name="P41">- At the end, Click on Post Build option and select <text:span text:style-name="T1">Editable email notification</text:span></text:p>
          <text:p text:style-name="P41"><text:span text:style-name="T1">- </text:span>Go down and select Content type as both HTML and Plain Text.</text:p>
          <text:p text:style-name="P41">- <text:span text:style-name="T34">Click attach build log and select Compress and Attach build log.</text:span></text:p>
          <text:p text:style-name="P41">- <text:span text:style-name="T34">Save the settings</text:span></text:p>
          <text:p text:style-name="P41">- <text:span text:style-name="T34">Create a project and build it.</text:span></text:p>
          <text:p text:style-name="P41">- <text:span text:style-name="T34">Check the email-notification for the build console.</text:span></text:p>
        </text:list-item>
        <text:list-item>
          <text:p text:style-name="P18">Enable slack integration for jenkins jobs build notifications. </text:p>
          <text:p text:style-name="P26">- <text:span text:style-name="T35">Click on Manage Jenkins</text:span></text:p>
          <text:p text:style-name="P26">- <text:span text:style-name="T35">Click on Manage Plug-ins</text:span></text:p>
          <text:p text:style-name="P26">- <text:span text:style-name="T35">Click on available</text:span></text:p>
          <text:p text:style-name="P26">- <text:span text:style-name="T36">Search for app </text:span><text:span text:style-name="T2">“slack notification” </text:span><text:span text:style-name="T35">and download it.</text:span></text:p>
          <text:p text:style-name="P27">- Click on Manage Jenkins and click Configure system</text:p>
          <text:p text:style-name="P26">- <text:span text:style-name="T36">Ignore slack webooks settings</text:span></text:p>
          <text:p text:style-name="P26">- <text:span text:style-name="T36">Go to Global slack notifier settings</text:span></text:p>
          <text:p text:style-name="P26">- <text:span text:style-name="T37">Now open slack and create a new channel </text:span><text:span text:style-name="T3">“slack-jenkins”</text:span></text:p>
          <text:p text:style-name="P29">- <text:span text:style-name="T17">Click on the settings of the channel</text:span></text:p>
          <text:p text:style-name="P28">- Click add apps and slack page will be open on web browser.</text:p>
          <text:p text:style-name="P29"><text:span text:style-name="T17">- Create a </text:span>token, base url.</text:p>
          <text:p text:style-name="P28">- Fill these details in jenkins Global slack notifier settings</text:p>
          <text:p text:style-name="P28">- Click on test and see if you got any message on slack.</text:p>
        </text:list-item>
      </text:list>
      <text:p text:style-name="P14">Assignment3:</text:p>
      <text:list xml:id="list3617930881816310148" text:style-name="L6">
        <text:list-item>
          <text:p text:style-name="P17">Add a slave to your jenkins, restrict some of the job to your slave. </text:p>
          <text:p text:style-name="P19">- <text:span text:style-name="T24">Click on Manage jenkins and then click Manage nodes</text:span></text:p>
          <text:p text:style-name="P19"><text:span text:style-name="T24">- Check on the left side and click </text:span><text:span text:style-name="T27">New Nodes.</text:span></text:p>
          <text:p text:style-name="P19"><text:span text:style-name="T27">-</text:span><text:span text:style-name="T24"> Give the name to node </text:span><text:span text:style-name="T27">“slave” </text:span><text:span text:style-name="T24">and click the checkbox for Permanent agent and click ok</text:span></text:p>
          <text:p text:style-name="P19"><text:soft-page-break/><text:span text:style-name="T24">- Fill the details i.e. Name, Description, executors </text:span><text:span text:style-name="T27">(as you want to give)</text:span></text:p>
          <text:p text:style-name="P19"><text:span text:style-name="T27">- </text:span><text:span text:style-name="T24">Give the remote root directory address of you slave machine</text:span></text:p>
          <text:p text:style-name="P19"><text:span text:style-name="T24">- Give the labels and select the usage as </text:span><text:span text:style-name="T27">Only buildjobs with labels expressions matching this node.</text:span></text:p>
          <text:p text:style-name="P20">- <text:span text:style-name="T25">Click on sav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4T12:38:19.164760265</dc:date>
    <meta:editing-duration>PT18H47M4S</meta:editing-duration>
    <meta:editing-cycles>193</meta:editing-cycles>
    <meta:generator>LibreOffice/5.1.6.2$Linux_X86_64 LibreOffice_project/10m0$Build-2</meta:generator>
    <meta:document-statistic meta:table-count="0" meta:image-count="0" meta:object-count="0" meta:page-count="5" meta:paragraph-count="99" meta:word-count="986" meta:character-count="5271" meta:non-whitespace-character-count="4429"/>
  </office:meta>
</office:document-meta>
</file>